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2.6528in"/>
    </style:style>
    <style:style style:name="co3" style:family="table-column">
      <style:table-column-properties fo:break-before="auto" style:column-width="2.4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1.1693in"/>
    </style:style>
    <style:style style:name="co8" style:family="table-column">
      <style:table-column-properties fo:break-before="auto" style:column-width="1.5035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1.1528in"/>
    </style:style>
    <style:style style:name="co11" style:family="table-column">
      <style:table-column-properties fo:break-before="auto" style:column-width="4.6862in"/>
    </style:style>
    <style:style style:name="co12" style:family="table-column">
      <style:table-column-properties fo:break-before="auto" style:column-width="4.3799in"/>
    </style:style>
    <style:style style:name="co13" style:family="table-column">
      <style:table-column-properties fo:break-before="auto" style:column-width="5.9811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48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Main.A2"/>
    </style:style>
    <style:style style:name="ce4" style:family="table-cell" style:parent-style-name="EH_5f_HEAD_5f__5f_RedYel"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555in" fo:padding-left="0.0417in" fo:padding-right="0.028in" fo:padding-top="0.028in" fo:border-right="0.74pt solid #c6c6c6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50" style:family="table-cell" style:parent-style-name="Default">
      <style:table-cell-properties fo:border-bottom="0.74pt solid #c6c6c6" fo:background-color="#fffff0" style:text-align-source="fix" style:repeat-content="false" fo:border-left="0.74pt solid #000000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ackground-color="transparent" fo:border="0.74pt solid #c6c6c6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74pt solid #000000" fo:background-color="#fffff0" style:text-align-source="fix" style:repeat-content="false" fo:border-left="0.74pt solid #000000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555in" fo:padding-left="0.0417in" fo:padding-right="0.028in" fo:padding-top="0.028in" fo:border-right="0.74pt solid #c6c6c6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56" style:family="table-cell" style:parent-style-name="Default">
      <style:table-cell-properties fo:background-color="#fffff0" style:text-align-source="fix" style:repeat-content="false" fo:border="0.74pt solid #c6c6c6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74pt solid #000000" fo:background-color="#fffff0" style:text-align-source="fix" style:repeat-content="false" fo:border-left="0.74pt solid #c6c6c6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c6c6c6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ackground-color="transparent" fo:padding-bottom="0.028in" fo:padding-left="0.0417in" fo:padding-right="0.028in" fo:padding-top="0.028in"/>
      <style:paragraph-properties fo:text-align="start" fo:margin-left="0.0417in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835in" fo:padding-right="0.0835in" fo:padding-top="0.028in" fo:border-right="0.74pt solid #c6c6c6" fo:border-top="0.74pt solid #000000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able-cell-properties fo:background-color="#fffff0" style:text-align-source="fix" style:repeat-content="false" fo:border="0.74pt solid #c6c6c6" fo:padding-bottom="0.028in" fo:padding-left="0.0835in" fo:padding-right="0.0835in" fo:padding-top="0.028in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c6c6c6" fo:padding-bottom="0.028in" fo:padding-left="0.0835in" fo:padding-right="0.0835in" fo:padding-top="0.028in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3" style:family="table-cell" style:parent-style-name="Default">
      <style:table-cell-properties fo:border-bottom="0.74pt solid #000000" fo:background-color="#fffff0" style:text-align-source="fix" style:repeat-content="false" fo:border-left="0.74pt solid #c6c6c6" fo:padding-bottom="0.028in" fo:padding-left="0.0835in" fo:padding-right="0.0835in" fo:padding-top="0.028in" fo:border-right="0.74pt solid #c6c6c6" fo:border-top="0.74pt solid #c6c6c6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padding-bottom="0.028in" fo:padding-left="0.0835in" fo:padding-right="0.0835in" fo:padding-top="0.028in"/>
      <style:paragraph-properties fo:text-align="start" fo:margin-left="0in"/>
      <style:text-properties fo:color="#b25f37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 style:data-style-name="N10049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c6c6c6" fo:border-top="0.74pt solid #000000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 style:data-style-name="N10049">
      <style:table-cell-properties fo:background-color="#fffff0" style:text-align-source="fix" style:repeat-content="false" fo:border="0.74pt solid #c6c6c6" fo:padding-bottom="0.028in" fo:padding-left="0.0417in" fo:padding-right="0.028in" fo:padding-top="0.028in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 style:data-style-name="N10049">
      <style:table-cell-properties style:text-align-source="fix" style:repeat-content="false" fo:background-color="transparent" fo:border="0.74pt solid #c6c6c6" fo:padding-bottom="0.028in" fo:padding-left="0.0417in" fo:padding-right="0.028in" fo:padding-top="0.028in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8" style:family="table-cell" style:parent-style-name="Default" style:data-style-name="N10049">
      <style:table-cell-properties fo:border-bottom="0.74pt solid #000000" fo:background-color="#fffff0" style:text-align-source="fix" style:repeat-content="false" fo:border-left="0.74pt solid #c6c6c6" fo:padding-bottom="0.028in" fo:padding-left="0.0417in" fo:padding-right="0.028in" fo:padding-top="0.028in" fo:border-right="0.74pt solid #c6c6c6" fo:border-top="0.74pt solid #c6c6c6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 style:data-style-name="N10049">
      <style:table-cell-properties style:text-align-source="fix" style:repeat-content="false" fo:background-color="transparent" fo:padding-bottom="0.028in" fo:padding-left="0.0417in" fo:padding-right="0.028in" fo:padding-top="0.028in"/>
      <style:paragraph-properties fo:text-align="start" fo:margin-left="0.0417in"/>
      <style:text-properties fo:color="#777777"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size="12pt" style:font-size-asian="12pt" style:font-size-complex="12pt"/>
    </style:style>
    <style:style style:name="ce71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000000" fo:border-top="0.74pt solid #000000"/>
      <style:paragraph-properties fo:text-align="start" fo:margin-left="0.0417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74pt solid #c6c6c6" fo:background-color="#fffff0" style:text-align-source="fix" style:repeat-content="false" fo:border-left="0.74pt solid #c6c6c6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0.74pt solid #c6c6c6" style:text-align-source="fix" style:repeat-content="false" fo:background-color="transparent" fo:border-left="0.74pt solid #c6c6c6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ackground-color="#fffff0" style:text-align-source="fix" style:repeat-content="false" fo:border-left="0.74pt solid #c6c6c6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76" style:family="table-cell" style:parent-style-name="Default" style:data-style-name="N148">
      <style:table-cell-properties style:glyph-orientation-vertical="0" fo:background-color="#fffff0" style:diagonal-bl-tr="none" style:diagonal-tl-br="none" style:text-align-source="fix" style:repeat-content="false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7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wrap" fo:border="0.06pt solid #dddddd" style:direction="ltr" fo:padding-bottom="0.0138in" fo:padding-left="0.0138in" fo:padding-right="0.0417in" fo:padding-top="0.0138in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 Light" fo:font-size="6pt" fo:font-style="normal" fo:text-shadow="none" style:text-underline-style="none" fo:font-weight="normal" style:font-size-asian="6pt" style:font-style-asian="normal" style:font-weight-asian="normal" style:font-name-complex="Calibri Light" style:font-size-complex="6pt" style:font-style-complex="normal" style:font-weight-complex="normal"/>
      <style:map style:condition="is-true-formula([.$A2]&lt;&gt;&quot;&quot;)" style:apply-style-name="Excel_5f_CondFormat_5f_1_5f_2_5f_1" style:base-cell-address="'Name Calcs'.A2"/>
    </style:style>
    <style:style style:name="ce37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555in" fo:padding-left="0.0417in" fo:padding-right="0.028in" fo:padding-top="0.028in" fo:border-right="none" fo:border-top="0.74pt solid #000000"/>
      <style:paragraph-properties fo:text-align="start" fo:margin-left="0.0417in"/>
      <style:text-properties fo:color="#474747" fo:font-size="8pt" style:font-size-asian="8pt" style:font-size-complex="8pt"/>
    </style:style>
    <style:style style:name="ce38" style:family="table-cell" style:parent-style-name="Default">
      <style:table-cell-properties fo:border-bottom="0.74pt solid #c6c6c6" fo:background-color="#c6c6c6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f0" style:text-align-source="fix" style:repeat-content="false" fo:border-left="0.74pt solid #000000" fo:padding-bottom="0.028in" fo:padding-left="0.0417in" fo:padding-right="0.028in" fo:padding-top="0.028in" fo:border-right="none" fo:border-top="none"/>
      <style:paragraph-properties fo:text-align="start" fo:margin-left="0.0417in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c6c6c6" style:text-align-source="fix" style:repeat-content="false" fo:background-color="transparent" fo:border-left="0.74pt solid #000000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c6c6c6" style:text-align-source="fix" style:repeat-content="false" fo:background-color="transparent" fo:border-left="0.74pt solid #000000" fo:border-right="none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0.74pt solid #000000" fo:border-top="0.74pt solid #000000"/>
      <style:paragraph-properties fo:text-align="start" fo:margin-left="0.278in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278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278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74pt solid #c6c6c6" style:text-align-source="fix" style:repeat-content="false" fo:background-color="transparent" fo:border-left="none" fo:padding-bottom="0.028in" fo:padding-left="0.0417in" fo:padding-right="0.028in" fo:padding-top="0.028in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fffff0" style:text-align-source="fix" style:repeat-content="false" fo:border-left="none" fo:padding-bottom="0.028in" fo:padding-left="0.0417in" fo:padding-right="0.028in" fo:padding-top="0.028in" fo:border-right="0.74pt solid #000000" fo:border-top="none"/>
      <style:paragraph-properties fo:text-align="start" fo:margin-left="0.0417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c6c6c6" style:text-align-source="fix" style:repeat-content="false" fo:background-color="transparent" fo:border-left="none" fo:border-right="0.74pt solid #000000" fo:border-top="0.74pt solid #c6c6c6"/>
      <style:paragraph-properties fo:text-align="start" fo:margin-left="0.0417in"/>
      <style:text-properties fo:font-size="8pt" style:font-size-asian="8pt" style:font-size-complex="8pt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0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4" table:default-cell-style-name="ce56"/>
        <table:table-column table:style-name="co7" table:default-cell-style-name="ce61"/>
        <table:table-column table:style-name="co8" table:number-columns-repeated="2" table:default-cell-style-name="ce56"/>
        <table:table-column table:style-name="co9" table:default-cell-style-name="ce56"/>
        <table:table-column table:style-name="co10" table:default-cell-style-name="ce66"/>
        <table:table-column table:style-name="co4" table:default-cell-style-name="ce72"/>
        <table:table-row table:style-name="ro1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Full Recipe Title</text:p>
          </table:table-cell>
          <table:table-cell table:style-name="ce4" office:value-type="string" calcext:value-type="string">
            <text:p>Short Titl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</text:p>
          </table:table-cell>
          <table:table-cell table:style-name="ce1" office:value-type="string" calcext:value-type="string">
            <text:p>Subcat Type</text:p>
          </table:table-cell>
          <table:table-cell table:style-name="ce1" office:value-type="string" calcext:value-type="string">
            <text:p>Recipe Source</text:p>
          </table:table-cell>
          <table:table-cell table:style-name="ce1" office:value-type="string" calcext:value-type="string">
            <text:p>Recipe Source Code</text:p>
          </table:table-cell>
          <table:table-cell table:style-name="ce1" office:value-type="string" calcext:value-type="string">
            <text:p>Recipe URL</text:p>
          </table:table-cell>
          <table:table-cell table:style-name="ce1" office:value-type="string" calcext:value-type="string">
            <text:p>Recipe Author</text:p>
          </table:table-cell>
          <table:table-cell table:style-name="ce1" office:value-type="string" calcext:value-type="string">
            <text:p>Recipe Author Code</text:p>
          </table:table-cell>
          <table:table-cell table:style-name="ce1" office:value-type="string" calcext:value-type="string">
            <text:p>Recipe Origin Date</text:p>
          </table:table-cell>
          <table:table-cell table:style-name="ce28"/>
        </table:table-row>
        <table:table-row table:style-name="ro2">
          <table:table-cell table:style-name="ce2" office:value-type="float" office:value="1" calcext:value-type="float">
            <text:p>001</text:p>
          </table:table-cell>
          <table:table-cell table:style-name="ce49" office:value-type="string" calcext:value-type="string">
            <text:p>Easy Homemade Caramel Corn</text:p>
          </table:table-cell>
          <table:table-cell table:style-name="ce55" office:value-type="string" calcext:value-type="string">
            <text:p>Caramel Corn</text:p>
          </table:table-cell>
          <table:table-cell table:style-name="ce58" office:value-type="string" calcext:value-type="string">
            <text:p>DESSERT</text:p>
          </table:table-cell>
          <table:table-cell table:style-name="ce58" office:value-type="string" calcext:value-type="string">
            <text:p>Candy</text:p>
          </table:table-cell>
          <table:table-cell table:style-name="ce58" office:value-type="string" calcext:value-type="string">
            <text:p>Caramel Corn</text:p>
          </table:table-cell>
          <table:table-cell table:style-name="ce58" office:value-type="string" calcext:value-type="string">
            <text:p>Two Sisters Crafting</text:p>
          </table:table-cell>
          <table:table-cell table:style-name="ce60" office:value-type="string" calcext:value-type="string">
            <text:p>2Sis</text:p>
          </table:table-cell>
          <table:table-cell table:style-name="ce58" office:value-type="string" calcext:value-type="string">
            <text:p><text:a xlink:href="https://www.twosisterscrafting.com/easy-homemade-caramel-corn/" xlink:type="simple">https://www.twosisterscrafting.com/easy-homemade-caramel-corn/</text:a></text:p>
          </table:table-cell>
          <table:table-cell table:number-columns-repeated="2" table:style-name="ce58" office:value-type="string" calcext:value-type="string">
            <text:p>Laurie</text:p>
          </table:table-cell>
          <table:table-cell table:style-name="ce65" office:value-type="date" office:date-value="2016-07-26" calcext:value-type="date">
            <text:p>2016-07-26</text:p>
          </table:table-cell>
          <table:table-cell table:style-name="ce71"/>
        </table:table-row>
        <table:table-row table:style-name="ro3">
          <table:table-cell table:formula="of:=IF([.B3]&lt;&gt;&quot;&quot;; (INDIRECT(ADDRESS(ROW()-1;COLUMN()))+1); &quot;&quot;)" office:value-type="float" office:value="2" calcext:value-type="float">
            <text:p>002</text:p>
          </table:table-cell>
          <table:table-cell table:number-columns-repeated="2" office:value-type="string" calcext:value-type="string">
            <text:p>Challah French Toast Casserol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MorningBreads</text:p>
          </table:table-cell>
          <table:table-cell office:value-type="string" calcext:value-type="string">
            <text:p>French Toast</text:p>
          </table:table-cell>
          <table:table-cell office:value-type="string" calcext:value-type="string">
            <text:p>The Worktop</text:p>
          </table:table-cell>
          <table:table-cell office:value-type="string" calcext:value-type="string">
            <text:p>Worktop</text:p>
          </table:table-cell>
          <table:table-cell office:value-type="string" calcext:value-type="string">
            <text:p><text:a xlink:href="https://www.theworktop.com/breakfast-brunch-recipes/challah-french-toast-casserole/" xlink:type="simple">https://www.theworktop.com/breakfast-brunch-recipes/challah-french-toast-casserole/</text:a></text:p>
          </table:table-cell>
          <table:table-cell office:value-type="string" calcext:value-type="string">
            <text:p>N/A</text:p>
          </table:table-cell>
          <table:table-cell/>
          <table:table-cell office:value-type="date" office:date-value="2022-02-03" calcext:value-type="date">
            <text:p>2022-02-03</text:p>
          </table:table-cell>
          <table:table-cell/>
        </table:table-row>
        <table:table-row table:style-name="ro3">
          <table:table-cell table:formula="of:=IF([.B4]&lt;&gt;&quot;&quot;; (INDIRECT(ADDRESS(ROW()-1;COLUMN()))+1); &quot;&quot;)" office:value-type="float" office:value="3" calcext:value-type="float">
            <text:p>003</text:p>
          </table:table-cell>
          <table:table-cell table:style-name="ce51" office:value-type="string" calcext:value-type="string">
            <text:p>Cheesecake Swirl Pumpkin Bread</text:p>
          </table:table-cell>
          <table:table-cell table:style-name="ce52" office:value-type="string" calcext:value-type="string">
            <text:p>Cheesecake Swirl Pumpkin Bread</text:p>
          </table:table-cell>
          <table:table-cell table:style-name="ce52" office:value-type="string" calcext:value-type="string">
            <text:p>DESSERT</text:p>
          </table:table-cell>
          <table:table-cell table:style-name="ce52" office:value-type="string" calcext:value-type="string">
            <text:p>Cake</text:p>
          </table:table-cell>
          <table:table-cell table:style-name="ce52" office:value-type="string" calcext:value-type="string">
            <text:p>Sweet Bread</text:p>
          </table:table-cell>
          <table:table-cell table:style-name="ce52" office:value-type="string" calcext:value-type="string">
            <text:p>Life, Love &amp; Sugar</text:p>
          </table:table-cell>
          <table:table-cell table:style-name="ce62" office:value-type="string" calcext:value-type="string">
            <text:p>LLS</text:p>
          </table:table-cell>
          <table:table-cell table:style-name="ce52" office:value-type="string" calcext:value-type="string">
            <text:p><text:a xlink:href="https://www.lifeloveandsugar.com/cheesecake-swirl-pumpkin-bread/" xlink:type="simple">https://www.lifeloveandsugar.com/cheesecake-swirl-pumpkin-bread/</text:a></text:p>
          </table:table-cell>
          <table:table-cell table:style-name="ce52" office:value-type="string" calcext:value-type="string">
            <text:p>Lindsay</text:p>
          </table:table-cell>
          <table:table-cell table:style-name="ce52" table:formula="of:=[.J4]" office:value-type="string" office:string-value="Lindsay" calcext:value-type="string">
            <text:p>Lindsay</text:p>
          </table:table-cell>
          <table:table-cell table:style-name="ce67" office:value-type="date" office:date-value="2019-10-28" calcext:value-type="date">
            <text:p>2019-10-28</text:p>
          </table:table-cell>
          <table:table-cell table:style-name="ce73"/>
        </table:table-row>
        <table:table-row table:style-name="ro3">
          <table:table-cell table:formula="of:=IF([.B5]&lt;&gt;&quot;&quot;; (INDIRECT(ADDRESS(ROW()-1;COLUMN()))+1); &quot;&quot;)" office:value-type="float" office:value="4" calcext:value-type="float">
            <text:p>004</text:p>
          </table:table-cell>
          <table:table-cell office:value-type="string" calcext:value-type="string">
            <text:p>Homemade Pumpkin Donuts</text:p>
          </table:table-cell>
          <table:table-cell office:value-type="string" calcext:value-type="string">
            <text:p>Pumpkin Donut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Broma Bakery</text:p>
          </table:table-cell>
          <table:table-cell office:value-type="string" calcext:value-type="string">
            <text:p>Broma</text:p>
          </table:table-cell>
          <table:table-cell office:value-type="string" calcext:value-type="string">
            <text:p><text:a xlink:href="https://bromabakery.com/homemade-pumpkin-donuts/" xlink:type="simple">https://bromabakery.com/homemade-pumpkin-donuts/</text:a></text:p>
          </table:table-cell>
          <table:table-cell/>
          <table:table-cell office:value-type="string" calcext:value-type="string">
            <text:p>Sarah</text:p>
          </table:table-cell>
          <table:table-cell table:number-columns-repeated="2"/>
        </table:table-row>
        <table:table-row table:style-name="ro3">
          <table:table-cell table:formula="of:=IF([.B6]&lt;&gt;&quot;&quot;; (INDIRECT(ADDRESS(ROW()-1;COLUMN()))+1); &quot;&quot;)" office:value-type="float" office:value="5" calcext:value-type="float">
            <text:p>005</text:p>
          </table:table-cell>
          <table:table-cell table:style-name="ce51" office:value-type="string" calcext:value-type="string">
            <text:p>Caramel Apple Cinnamon Rolls</text:p>
          </table:table-cell>
          <table:table-cell table:style-name="ce52" office:value-type="string" calcext:value-type="string">
            <text:p>Caramel Apple Cinnamon Rolls</text:p>
          </table:table-cell>
          <table:table-cell table:style-name="ce52" office:value-type="string" calcext:value-type="string">
            <text:p>DESSERT</text:p>
          </table:table-cell>
          <table:table-cell table:style-name="ce52" office:value-type="string" calcext:value-type="string">
            <text:p>Cake</text:p>
          </table:table-cell>
          <table:table-cell table:style-name="ce52" office:value-type="string" calcext:value-type="string">
            <text:p>HandCake</text:p>
          </table:table-cell>
          <table:table-cell table:style-name="ce52" office:value-type="string" calcext:value-type="string">
            <text:p>Stay At Home Chef</text:p>
          </table:table-cell>
          <table:table-cell table:style-name="ce62" office:value-type="string" calcext:value-type="string">
            <text:p>SAHChef</text:p>
          </table:table-cell>
          <table:table-cell table:style-name="ce52" office:value-type="string" calcext:value-type="string">
            <text:p><text:a xlink:href="https://thestayathomechef.com/caramel-apple-cinnamon-rolls/" xlink:type="simple">https://thestayathomechef.com/caramel-apple-cinnamon-rolls/</text:a></text:p>
          </table:table-cell>
          <table:table-cell table:style-name="ce52"/>
          <table:table-cell table:style-name="ce52" table:formula="of:=[.J6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7]&lt;&gt;&quot;&quot;; (INDIRECT(ADDRESS(ROW()-1;COLUMN()))+1); &quot;&quot;)" office:value-type="float" office:value="6" calcext:value-type="float">
            <text:p>006</text:p>
          </table:table-cell>
          <table:table-cell table:number-columns-repeated="2" office:value-type="string" calcext:value-type="string">
            <text:p>White Chocolate Raspberry Swirl Cheese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ustard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Let’s Dish Recipes</text:p>
          </table:table-cell>
          <table:table-cell office:value-type="string" calcext:value-type="string">
            <text:p>LetsDish</text:p>
          </table:table-cell>
          <table:table-cell office:value-type="string" calcext:value-type="string">
            <text:p><text:a xlink:href="https://letsdishrecipes.com/white-chocolate-raspberry-swirl-cheesecake/" xlink:type="simple">https://letsdishrecipes.com/white-chocolate-raspberry-swirl-cheesecake/</text:a></text:p>
          </table:table-cell>
          <table:table-cell/>
          <table:table-cell office:value-type="string" calcext:value-type="string">
            <text:p>Danelle</text:p>
          </table:table-cell>
          <table:table-cell table:number-columns-repeated="2"/>
        </table:table-row>
        <table:table-row table:style-name="ro3">
          <table:table-cell table:formula="of:=IF([.B8]&lt;&gt;&quot;&quot;; (INDIRECT(ADDRESS(ROW()-1;COLUMN()))+1); &quot;&quot;)" office:value-type="float" office:value="7" calcext:value-type="float">
            <text:p>007</text:p>
          </table:table-cell>
          <table:table-cell table:style-name="ce51" office:value-type="string" calcext:value-type="string">
            <text:p>White Chocolate Cream Cheese Fruit Tart</text:p>
          </table:table-cell>
          <table:table-cell table:style-name="ce52" office:value-type="string" calcext:value-type="string">
            <text:p>White Chocolate Cream Cheese Fruit Tart</text:p>
          </table:table-cell>
          <table:table-cell table:style-name="ce52" office:value-type="string" calcext:value-type="string">
            <text:p>DESSERT</text:p>
          </table:table-cell>
          <table:table-cell table:style-name="ce52" office:value-type="string" calcext:value-type="string">
            <text:p>Custard</text:p>
          </table:table-cell>
          <table:table-cell table:style-name="ce52" office:value-type="string" calcext:value-type="string">
            <text:p>Cheesecake</text:p>
          </table:table-cell>
          <table:table-cell table:style-name="ce52" office:value-type="string" calcext:value-type="string">
            <text:p>All Recipes</text:p>
          </table:table-cell>
          <table:table-cell table:style-name="ce62" office:value-type="string" calcext:value-type="string">
            <text:p>AllRecip</text:p>
          </table:table-cell>
          <table:table-cell table:style-name="ce52" office:value-type="string" calcext:value-type="string">
            <text:p><text:a xlink:href="https://www.allrecipes.com/recipe/273046/white-chocolate-cream-cheese-fruit-tart/" xlink:type="simple">https://www.allrecipes.com/recipe/273046/white-chocolate-cream-cheese-fruit-tart/</text:a></text:p>
          </table:table-cell>
          <table:table-cell table:style-name="ce52"/>
          <table:table-cell table:style-name="ce52" table:formula="of:=[.J8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9]&lt;&gt;&quot;&quot;; (INDIRECT(ADDRESS(ROW()-1;COLUMN()))+1); &quot;&quot;)" office:value-type="float" office:value="8" calcext:value-type="float">
            <text:p>008</text:p>
          </table:table-cell>
          <table:table-cell table:number-columns-repeated="2" office:value-type="string" calcext:value-type="string">
            <text:p>Buttercrust Pastry Dough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Pastry</text:p>
          </table:table-cell>
          <table:table-cell/>
          <table:table-cell office:value-type="string" calcext:value-type="string">
            <text:p>All Recipes</text:p>
          </table:table-cell>
          <table:table-cell office:value-type="string" calcext:value-type="string">
            <text:p>AllRecip</text:p>
          </table:table-cell>
          <table:table-cell office:value-type="string" calcext:value-type="string">
            <text:p><text:a xlink:href="https://www.allrecipes.com/recipe/258748/buttercrust-pastry-dough/" xlink:type="simple">https://www.allrecipes.com/recipe/258748/buttercrust-pastry-dough/</text:a></text:p>
          </table:table-cell>
          <table:table-cell office:value-type="string" calcext:value-type="string">
            <text:p>Chef John</text:p>
          </table:table-cell>
          <table:table-cell office:value-type="string" calcext:value-type="string">
            <text:p>ChefJohn</text:p>
          </table:table-cell>
          <table:table-cell table:number-columns-repeated="2"/>
        </table:table-row>
        <table:table-row table:style-name="ro3">
          <table:table-cell table:formula="of:=IF([.B10]&lt;&gt;&quot;&quot;; (INDIRECT(ADDRESS(ROW()-1;COLUMN()))+1); &quot;&quot;)" office:value-type="float" office:value="9" calcext:value-type="float">
            <text:p>009</text:p>
          </table:table-cell>
          <table:table-cell table:style-name="ce51" office:value-type="string" calcext:value-type="string">
            <text:p>Breadsticks Recipe (Olive Garden Copycat)</text:p>
          </table:table-cell>
          <table:table-cell table:style-name="ce52" office:value-type="string" calcext:value-type="string">
            <text:p>Olive Garden Copycat Breadsticks</text:p>
          </table:table-cell>
          <table:table-cell table:style-name="ce52" office:value-type="string" calcext:value-type="string">
            <text:p>BREAD</text:p>
          </table:table-cell>
          <table:table-cell table:style-name="ce52" office:value-type="string" calcext:value-type="string">
            <text:p>Breadsticks</text:p>
          </table:table-cell>
          <table:table-cell table:style-name="ce52"/>
          <table:table-cell table:style-name="ce52" office:value-type="string" calcext:value-type="string">
            <text:p>Cooking Classy</text:p>
          </table:table-cell>
          <table:table-cell table:style-name="ce62" office:value-type="string" calcext:value-type="string">
            <text:p>CKClassy</text:p>
          </table:table-cell>
          <table:table-cell table:style-name="ce52" office:value-type="string" calcext:value-type="string">
            <text:p><text:a xlink:href="https://www.cookingclassy.com/olive-garden-breadsticks-copycat-recipe/" xlink:type="simple">https://www.cookingclassy.com/olive-garden-breadsticks-copycat-recipe/</text:a></text:p>
          </table:table-cell>
          <table:table-cell table:style-name="ce52"/>
          <table:table-cell table:style-name="ce52" table:formula="of:=[.J10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1]&lt;&gt;&quot;&quot;; (INDIRECT(ADDRESS(ROW()-1;COLUMN()))+1); &quot;&quot;)" office:value-type="float" office:value="10" calcext:value-type="float">
            <text:p>010</text:p>
          </table:table-cell>
          <table:table-cell table:number-columns-repeated="2" office:value-type="string" calcext:value-type="string">
            <text:p>Apple Hand Pie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HandPie</text:p>
          </table:table-cell>
          <table:table-cell office:value-type="string" calcext:value-type="string">
            <text:p>All Recipes</text:p>
          </table:table-cell>
          <table:table-cell office:value-type="string" calcext:value-type="string">
            <text:p>AllRecip</text:p>
          </table:table-cell>
          <table:table-cell office:value-type="string" calcext:value-type="string">
            <text:p><text:a xlink:href="https://www.allrecipes.com/recipe/234374/apple-hand-pies/" xlink:type="simple">https://www.allrecipes.com/recipe/234374/apple-hand-pies/</text:a></text:p>
          </table:table-cell>
          <table:table-cell office:value-type="string" calcext:value-type="string">
            <text:p>Chef John</text:p>
          </table:table-cell>
          <table:table-cell office:value-type="string" calcext:value-type="string">
            <text:p>ChefJohn</text:p>
          </table:table-cell>
          <table:table-cell table:number-columns-repeated="2"/>
        </table:table-row>
        <table:table-row table:style-name="ro3">
          <table:table-cell table:formula="of:=IF([.B12]&lt;&gt;&quot;&quot;; (INDIRECT(ADDRESS(ROW()-1;COLUMN()))+1); &quot;&quot;)" office:value-type="float" office:value="11" calcext:value-type="float">
            <text:p>011</text:p>
          </table:table-cell>
          <table:table-cell table:style-name="ce51" office:value-type="string" calcext:value-type="string">
            <text:p>Homemade Artisan Bread (With or Without Dutch Oven)</text:p>
          </table:table-cell>
          <table:table-cell table:style-name="ce52" office:value-type="string" calcext:value-type="string">
            <text:p>Artisan Bread</text:p>
          </table:table-cell>
          <table:table-cell table:style-name="ce52" office:value-type="string" calcext:value-type="string">
            <text:p>BREAD</text:p>
          </table:table-cell>
          <table:table-cell table:style-name="ce52" table:number-columns-repeated="2"/>
          <table:table-cell table:style-name="ce52" office:value-type="string" calcext:value-type="string">
            <text:p>Sally’s Baking Addiction</text:p>
          </table:table-cell>
          <table:table-cell table:style-name="ce62" office:value-type="string" calcext:value-type="string">
            <text:p>Sally</text:p>
          </table:table-cell>
          <table:table-cell table:style-name="ce52" office:value-type="string" calcext:value-type="string">
            <text:p><text:a xlink:href="https://sallysbakingaddiction.com/homemade-artisan-bread/" xlink:type="simple">https://sallysbakingaddiction.com/homemade-artisan-bread/</text:a></text:p>
          </table:table-cell>
          <table:table-cell table:style-name="ce52"/>
          <table:table-cell table:style-name="ce52" table:formula="of:=[.J12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3]&lt;&gt;&quot;&quot;; (INDIRECT(ADDRESS(ROW()-1;COLUMN()))+1); &quot;&quot;)" office:value-type="float" office:value="12" calcext:value-type="float">
            <text:p>012</text:p>
          </table:table-cell>
          <table:table-cell office:value-type="string" calcext:value-type="string">
            <text:p>Homemade Pizza Crust</text:p>
          </table:table-cell>
          <table:table-cell office:value-type="string" calcext:value-type="string">
            <text:p>Pizza Crust</text:p>
          </table:table-cell>
          <table:table-cell office:value-type="string" calcext:value-type="string">
            <text:p>DOUGH</text:p>
          </table:table-cell>
          <table:table-cell table:number-columns-repeated="2"/>
          <table:table-cell office:value-type="string" calcext:value-type="string">
            <text:p>Sally’s Baking Addictio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<text:a xlink:href="https://sallysbakingaddiction.com/homemade-pizza-crust-recipe/" xlink:type="simple">https://sallysbakingaddiction.com/homemade-pizza-crust-recipe/</text:a></text:p>
          </table:table-cell>
          <table:table-cell/>
          <table:table-cell table:formula="of:=[.J1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14]&lt;&gt;&quot;&quot;; (INDIRECT(ADDRESS(ROW()-1;COLUMN()))+1); &quot;&quot;)" office:value-type="float" office:value="13" calcext:value-type="float">
            <text:p>013</text:p>
          </table:table-cell>
          <table:table-cell table:number-columns-repeated="2" table:style-name="ce52" office:value-type="string" calcext:value-type="string">
            <text:p>Eastern North Carolina BBQ Sauce</text:p>
          </table:table-cell>
          <table:table-cell table:style-name="ce52" office:value-type="string" calcext:value-type="string">
            <text:p>CONDIMENT</text:p>
          </table:table-cell>
          <table:table-cell table:style-name="ce52" office:value-type="string" calcext:value-type="string">
            <text:p>Sauce</text:p>
          </table:table-cell>
          <table:table-cell table:style-name="ce52" office:value-type="string" calcext:value-type="string">
            <text:p>BBQ</text:p>
          </table:table-cell>
          <table:table-cell table:style-name="ce52" office:value-type="string" calcext:value-type="string">
            <text:p>All Recipes</text:p>
          </table:table-cell>
          <table:table-cell table:style-name="ce62" office:value-type="string" calcext:value-type="string">
            <text:p>AllRecip</text:p>
          </table:table-cell>
          <table:table-cell table:style-name="ce52" office:value-type="string" calcext:value-type="string">
            <text:p><text:a xlink:href="https://www.allrecipes.com/recipe/58486/eastern-north-carolina-bbq-sauce/" xlink:type="simple">https://www.allrecipes.com/recipe/58486/eastern-north-carolina-bbq-sauce/</text:a></text:p>
          </table:table-cell>
          <table:table-cell table:style-name="ce52"/>
          <table:table-cell table:style-name="ce52" table:formula="of:=[.J14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5]&lt;&gt;&quot;&quot;; (INDIRECT(ADDRESS(ROW()-1;COLUMN()))+1); &quot;&quot;)" office:value-type="float" office:value="14" calcext:value-type="float">
            <text:p>014</text:p>
          </table:table-cell>
          <table:table-cell table:number-columns-repeated="2" office:value-type="string" calcext:value-type="string">
            <text:p>BBQ Bacon Potato Salad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ayoSalad</text:p>
          </table:table-cell>
          <table:table-cell/>
          <table:table-cell office:value-type="string" calcext:value-type="string">
            <text:p>Mantitlement</text:p>
          </table:table-cell>
          <table:table-cell office:value-type="string" calcext:value-type="string">
            <text:p>Mantitle</text:p>
          </table:table-cell>
          <table:table-cell office:value-type="string" calcext:value-type="string">
            <text:p><text:a xlink:href="https://www.mantitlement.com/oven-roasted-barbecue-potato-salad/" xlink:type="simple">https://www.mantitlement.com/oven-roasted-barbecue-potato-salad/</text:a></text:p>
          </table:table-cell>
          <table:table-cell/>
          <table:table-cell table:formula="of:=[.J1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16]&lt;&gt;&quot;&quot;; (INDIRECT(ADDRESS(ROW()-1;COLUMN()))+1); &quot;&quot;)" office:value-type="float" office:value="15" calcext:value-type="float">
            <text:p>015</text:p>
          </table:table-cell>
          <table:table-cell table:number-columns-repeated="2" table:style-name="ce52" office:value-type="string" calcext:value-type="string">
            <text:p>Salmon &amp; Crab Cakes</text:p>
          </table:table-cell>
          <table:table-cell table:style-name="ce52" office:value-type="string" calcext:value-type="string">
            <text:p>MAIN</text:p>
          </table:table-cell>
          <table:table-cell table:style-name="ce52" office:value-type="string" calcext:value-type="string">
            <text:p>Seafood</text:p>
          </table:table-cell>
          <table:table-cell table:style-name="ce52"/>
          <table:table-cell table:style-name="ce52" office:value-type="string" calcext:value-type="string">
            <text:p>Eating Well</text:p>
          </table:table-cell>
          <table:table-cell table:style-name="ce62" office:value-type="string" calcext:value-type="string">
            <text:p>EatWell</text:p>
          </table:table-cell>
          <table:table-cell table:style-name="ce52" office:value-type="string" calcext:value-type="string">
            <text:p><text:a xlink:href="https://www.eatingwell.com/recipe/266493/salmon-crab-cakes/" xlink:type="simple">https://www.eatingwell.com/recipe/266493/salmon-crab-cakes/</text:a></text:p>
          </table:table-cell>
          <table:table-cell table:style-name="ce52"/>
          <table:table-cell table:style-name="ce52" table:formula="of:=[.J16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7]&lt;&gt;&quot;&quot;; (INDIRECT(ADDRESS(ROW()-1;COLUMN()))+1); &quot;&quot;)" office:value-type="float" office:value="16" calcext:value-type="float">
            <text:p>016</text:p>
          </table:table-cell>
          <table:table-cell office:value-type="string" calcext:value-type="string">
            <text:p>The Best and Softest Homemade Pocket Pita Bread</text:p>
          </table:table-cell>
          <table:table-cell office:value-type="string" calcext:value-type="string">
            <text:p><text:s/>Pocket Pita Brea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latbread</text:p>
          </table:table-cell>
          <table:table-cell/>
          <table:table-cell office:value-type="string" calcext:value-type="string">
            <text:p>Dimitra’s Dishes</text:p>
          </table:table-cell>
          <table:table-cell office:value-type="string" calcext:value-type="string">
            <text:p>Dimitra</text:p>
          </table:table-cell>
          <table:table-cell office:value-type="string" calcext:value-type="string">
            <text:p><text:a xlink:href="https://www.dimitrasdishes.com/the-best-and-softest-homemade-pocket-pita-bread-recipe/" xlink:type="simple">https://www.dimitrasdishes.com/the-best-and-softest-homemade-pocket-pita-bread-recipe/</text:a></text:p>
          </table:table-cell>
          <table:table-cell/>
          <table:table-cell table:formula="of:=[.J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18]&lt;&gt;&quot;&quot;; (INDIRECT(ADDRESS(ROW()-1;COLUMN()))+1); &quot;&quot;)" office:value-type="float" office:value="17" calcext:value-type="float">
            <text:p>017</text:p>
          </table:table-cell>
          <table:table-cell table:style-name="ce51" office:value-type="string" calcext:value-type="string">
            <text:p>Super Easy Hummus</text:p>
          </table:table-cell>
          <table:table-cell table:style-name="ce52" office:value-type="string" calcext:value-type="string">
            <text:p>Hummus</text:p>
          </table:table-cell>
          <table:table-cell table:style-name="ce52" office:value-type="string" calcext:value-type="string">
            <text:p>DIP</text:p>
          </table:table-cell>
          <table:table-cell table:style-name="ce52" office:value-type="string" calcext:value-type="string">
            <text:p>Bean Dip</text:p>
          </table:table-cell>
          <table:table-cell table:style-name="ce52"/>
          <table:table-cell table:style-name="ce52" office:value-type="string" calcext:value-type="string">
            <text:p>All Recipes</text:p>
          </table:table-cell>
          <table:table-cell table:style-name="ce62" office:value-type="string" calcext:value-type="string">
            <text:p>AllRecip</text:p>
          </table:table-cell>
          <table:table-cell table:style-name="ce52" office:value-type="string" calcext:value-type="string">
            <text:p><text:a xlink:href="https://www.allrecipes.com/recipe/232962/super-easy-hummus/" xlink:type="simple">https://www.allrecipes.com/recipe/232962/super-easy-hummus/</text:a></text:p>
          </table:table-cell>
          <table:table-cell table:style-name="ce52"/>
          <table:table-cell table:style-name="ce52" table:formula="of:=[.J18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19]&lt;&gt;&quot;&quot;; (INDIRECT(ADDRESS(ROW()-1;COLUMN()))+1); &quot;&quot;)" office:value-type="float" office:value="18" calcext:value-type="float">
            <text:p>018</text:p>
          </table:table-cell>
          <table:table-cell office:value-type="string" calcext:value-type="string">
            <text:p>Chef John’s Pita Bread</text:p>
          </table:table-cell>
          <table:table-cell office:value-type="string" calcext:value-type="string">
            <text:p>Pita Bread</text:p>
          </table:table-cell>
          <table:table-cell table:number-columns-repeated="5"/>
          <table:table-cell office:value-type="string" calcext:value-type="string">
            <text:p><text:a xlink:href="https://www.allrecipes.com/recipe/232719/chef-johns-pita-bread/" xlink:type="simple">https://www.allrecipes.com/recipe/232719/chef-johns-pita-bread/</text:a></text:p>
          </table:table-cell>
          <table:table-cell/>
          <table:table-cell table:formula="of:=[.J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0]&lt;&gt;&quot;&quot;; (INDIRECT(ADDRESS(ROW()-1;COLUMN()))+1); &quot;&quot;)" office:value-type="float" office:value="19" calcext:value-type="float">
            <text:p>019</text:p>
          </table:table-cell>
          <table:table-cell table:style-name="ce51" office:value-type="string" calcext:value-type="string">
            <text:p>Traditional Greek Salad Recipe</text:p>
          </table:table-cell>
          <table:table-cell table:style-name="ce52" office:value-type="string" calcext:value-type="string">
            <text:p>Traditional Greek Salad Recipe</text:p>
          </table:table-cell>
          <table:table-cell table:style-name="ce52" table:number-columns-repeated="4"/>
          <table:table-cell table:style-name="ce62"/>
          <table:table-cell table:style-name="ce52" office:value-type="string" calcext:value-type="string">
            <text:p><text:a xlink:href="https://www.themediterraneandish.com/traditional-greek-salad-recipe/" xlink:type="simple">https://www.themediterraneandish.com/traditional-greek-salad-recipe/</text:a></text:p>
          </table:table-cell>
          <table:table-cell table:style-name="ce52"/>
          <table:table-cell table:style-name="ce52" table:formula="of:=[.J20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1]&lt;&gt;&quot;&quot;; (INDIRECT(ADDRESS(ROW()-1;COLUMN()))+1); &quot;&quot;)" office:value-type="float" office:value="20" calcext:value-type="float">
            <text:p>020</text:p>
          </table:table-cell>
          <table:table-cell office:value-type="string" calcext:value-type="string">
            <text:p>Greek Tzatziki Sauce (Yogurt &amp; Cucumber Dip)</text:p>
          </table:table-cell>
          <table:table-cell office:value-type="string" calcext:value-type="string">
            <text:p>Tzatziki Sauce</text:p>
          </table:table-cell>
          <table:table-cell table:number-columns-repeated="5"/>
          <table:table-cell office:value-type="string" calcext:value-type="string">
            <text:p><text:a xlink:href="https://www.dimitrasdishes.com/greek-tzatziki-sauce-yogurt-cucumber-dip/" xlink:type="simple">https://www.dimitrasdishes.com/greek-tzatziki-sauce-yogurt-cucumber-dip/</text:a></text:p>
          </table:table-cell>
          <table:table-cell/>
          <table:table-cell table:formula="of:=[.J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2]&lt;&gt;&quot;&quot;; (INDIRECT(ADDRESS(ROW()-1;COLUMN()))+1); &quot;&quot;)" office:value-type="float" office:value="21" calcext:value-type="float">
            <text:p>021</text:p>
          </table:table-cell>
          <table:table-cell table:style-name="ce51" office:value-type="string" calcext:value-type="string">
            <text:p>Traditional Charoset (for Passover)</text:p>
          </table:table-cell>
          <table:table-cell table:style-name="ce52" office:value-type="string" calcext:value-type="string">
            <text:p>Traditional Charoset</text:p>
          </table:table-cell>
          <table:table-cell table:style-name="ce52" table:number-columns-repeated="4"/>
          <table:table-cell table:style-name="ce62"/>
          <table:table-cell table:style-name="ce52" office:value-type="string" calcext:value-type="string">
            <text:p><text:a xlink:href="https://lexiscleankitchen.com/charoset-for-passover/" xlink:type="simple">https://lexiscleankitchen.com/charoset-for-passover/</text:a></text:p>
          </table:table-cell>
          <table:table-cell table:style-name="ce52"/>
          <table:table-cell table:style-name="ce52" table:formula="of:=[.J22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3]&lt;&gt;&quot;&quot;; (INDIRECT(ADDRESS(ROW()-1;COLUMN()))+1); &quot;&quot;)" office:value-type="float" office:value="22" calcext:value-type="float">
            <text:p>022</text:p>
          </table:table-cell>
          <table:table-cell office:value-type="string" calcext:value-type="string">
            <text:p>The Ultimate Greek-American Gyro Pita</text:p>
          </table:table-cell>
          <table:table-cell office:value-type="string" calcext:value-type="string">
            <text:p>Gyro Pita</text:p>
          </table:table-cell>
          <table:table-cell table:number-columns-repeated="5"/>
          <table:table-cell office:value-type="string" calcext:value-type="string">
            <text:p><text:a xlink:href="https://www.dimitrasdishes.com/the-ultimate-greek-american-gyro-pita/" xlink:type="simple">https://www.dimitrasdishes.com/the-ultimate-greek-american-gyro-pita/</text:a></text:p>
          </table:table-cell>
          <table:table-cell/>
          <table:table-cell table:formula="of:=[.J2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4]&lt;&gt;&quot;&quot;; (INDIRECT(ADDRESS(ROW()-1;COLUMN()))+1); &quot;&quot;)">
            <text:p/>
          </table:table-cell>
          <table:table-cell table:style-name="ce51"/>
          <table:table-cell table:style-name="ce52" table:number-columns-repeated="5"/>
          <table:table-cell table:style-name="ce62"/>
          <table:table-cell table:style-name="ce52" table:number-columns-repeated="2"/>
          <table:table-cell table:style-name="ce52" table:formula="of:=[.J24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5]&lt;&gt;&quot;&quot;; (INDIRECT(ADDRESS(ROW()-1;COLUMN()))+1); &quot;&quot;)">
            <text:p/>
          </table:table-cell>
          <table:table-cell table:number-columns-repeated="9"/>
          <table:table-cell table:formula="of:=[.J2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6]&lt;&gt;&quot;&quot;; (INDIRECT(ADDRESS(ROW()-1;COLUMN()))+1); &quot;&quot;)">
            <text:p/>
          </table:table-cell>
          <table:table-cell table:style-name="ce51"/>
          <table:table-cell table:style-name="ce52" table:number-columns-repeated="5"/>
          <table:table-cell table:style-name="ce62"/>
          <table:table-cell table:style-name="ce52" table:number-columns-repeated="2"/>
          <table:table-cell table:style-name="ce52" table:formula="of:=[.J26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7]&lt;&gt;&quot;&quot;; (INDIRECT(ADDRESS(ROW()-1;COLUMN()))+1); &quot;&quot;)">
            <text:p/>
          </table:table-cell>
          <table:table-cell table:number-columns-repeated="9"/>
          <table:table-cell table:formula="of:=[.J2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style-name="ce51"/>
          <table:table-cell table:style-name="ce52" table:number-columns-repeated="5"/>
          <table:table-cell table:style-name="ce62"/>
          <table:table-cell table:style-name="ce52" table:number-columns-repeated="2"/>
          <table:table-cell table:style-name="ce52" table:formula="of:=[.J28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number-columns-repeated="9"/>
          <table:table-cell table:formula="of:=[.J2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style-name="ce51"/>
          <table:table-cell table:style-name="ce52" table:number-columns-repeated="5"/>
          <table:table-cell table:style-name="ce62"/>
          <table:table-cell table:style-name="ce52" table:number-columns-repeated="2"/>
          <table:table-cell table:style-name="ce52" table:formula="of:=[.J30]" office:value-type="float" office:value="0" calcext:value-type="float">
            <text:p>0</text:p>
          </table:table-cell>
          <table:table-cell table:style-name="ce67"/>
          <table:table-cell table:style-name="ce73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53"/>
          <table:table-cell table:style-name="ce57" table:number-columns-repeated="5"/>
          <table:table-cell table:style-name="ce63"/>
          <table:table-cell table:style-name="ce57" table:number-columns-repeated="2"/>
          <table:table-cell table:style-name="ce57" table:formula="of:=[.J31]" office:value-type="float" office:value="0" calcext:value-type="float">
            <text:p>0</text:p>
          </table:table-cell>
          <table:table-cell table:style-name="ce68"/>
          <table:table-cell table:style-name="ce74"/>
        </table:table-row>
        <table:table-row table:style-name="ro3">
          <table:table-cell table:formula="of:=IF([.B32]&lt;&gt;&quot;&quot;; (INDIRECT(ADDRESS(ROW()-1;COLUMN()))+1); &quot;&quot;)">
            <text:p/>
          </table:table-cell>
          <table:table-cell table:style-name="ce54" table:number-columns-repeated="2"/>
          <table:table-cell table:style-name="ce59" table:number-columns-repeated="4"/>
          <table:table-cell table:style-name="ce64"/>
          <table:table-cell table:style-name="ce59" table:number-columns-repeated="3"/>
          <table:table-cell table:style-name="ce69"/>
          <table:table-cell table:style-name="ce75"/>
        </table:table-row>
        <calcext:conditional-formats>
          <calcext:conditional-format calcext:target-range-address="Main.A2:Main.A32">
            <calcext:condition calcext:apply-style-name="Excel_CondFormat_1_2_1" calcext:value="formula-is([.$A2]&lt;&gt;&quot;&quot;)" calcext:base-cell-address="Main.A2"/>
          </calcext:conditional-format>
        </calcext:conditional-formats>
      </table:table>
      <table:table table:name="Name Calcs" table:style-name="ta1">
        <office:forms form:automatic-focus="false" form:apply-design-mode="false"/>
        <table:table-column table:style-name="co1" table:default-cell-style-name="ce77"/>
        <table:table-column table:style-name="co11" table:default-cell-style-name="ce38"/>
        <table:table-column table:style-name="co12" table:default-cell-style-name="ce43"/>
        <table:table-column table:style-name="co13" table:default-cell-style-name="ce43"/>
        <table:table-row table:style-name="ro4">
          <table:table-cell table:style-name="ce1" office:value-type="string" calcext:value-type="string">
            <text:p>###</text:p>
          </table:table-cell>
          <table:table-cell table:style-name="ce4" office:value-type="string" calcext:value-type="string">
            <text:p>Recipe Name</text:p>
          </table:table-cell>
          <table:table-cell table:style-name="ce4" office:value-type="string" calcext:value-type="string">
            <text:p>No Spaces</text:p>
          </table:table-cell>
          <table:table-cell table:style-name="ce4" office:value-type="string" calcext:value-type="string">
            <text:p>Dups Removed</text:p>
          </table:table-cell>
        </table:table-row>
        <table:table-row table:style-name="ro2">
          <table:table-cell table:style-name="ce76" office:value-type="float" office:value="1" calcext:value-type="float">
            <text:p>001</text:p>
          </table:table-cell>
          <table:table-cell table:style-name="ce37" table:formula="of:=COM.MICROSOFT.CONCAT([$Main.D2];&quot;_&quot;;[$Main.E2];&quot;_&quot;;[$Main.F2];&quot;__&quot;;[$Main.C2];&quot;_&quot;;[$Main.H2])" office:value-type="string" office:string-value="DESSERT_Candy_Caramel Corn__Caramel Corn_2Sis" calcext:value-type="string">
            <text:p>DESSERT_Candy_Caramel Corn__Caramel Corn_2Sis</text:p>
          </table:table-cell>
          <table:table-cell table:style-name="ce41" table:formula="of:=SUBSTITUTE([.B2];&quot; &quot;;&quot;&quot;)" office:value-type="string" office:string-value="DESSERT_Candy_CaramelCorn__CaramelCorn_2Sis" calcext:value-type="string">
            <text:p>DESSERT_Candy_CaramelCorn__CaramelCorn_2Sis</text:p>
          </table:table-cell>
          <table:table-cell table:style-name="ce41"/>
        </table:table-row>
        <table:table-row table:style-name="ro3">
          <table:table-cell table:formula="of:=IF([.B3]&lt;&gt;&quot;&quot;; (INDIRECT(ADDRESS(ROW()-1;COLUMN()))+1); &quot;&quot;)" office:value-type="float" office:value="2" calcext:value-type="float">
            <text:p>002</text:p>
          </table:table-cell>
          <table:table-cell table:formula="of:=COM.MICROSOFT.CONCAT([$Main.D3];&quot;_&quot;;[$Main.E3];&quot;_&quot;;[$Main.F3];&quot;__&quot;;[$Main.C3];&quot;_&quot;;[$Main.H3])" office:value-type="string" office:string-value="BREAKFAST_MorningBreads_French Toast__Challah French Toast Casserole_Worktop" calcext:value-type="string">
            <text:p>BREAKFAST_MorningBreads_French Toast__Challah French Toast Casserole_Worktop</text:p>
          </table:table-cell>
          <table:table-cell table:style-name="ce42" table:formula="of:=SUBSTITUTE([.B3];&quot; &quot;;&quot;&quot;)" office:value-type="string" office:string-value="BREAKFAST_MorningBreads_FrenchToast__ChallahFrenchToastCasserole_Worktop" calcext:value-type="string">
            <text:p>BREAKFAST_MorningBreads_FrenchToast__ChallahFrenchToastCasserole_Worktop</text:p>
          </table:table-cell>
          <table:table-cell table:style-name="ce42"/>
        </table:table-row>
        <table:table-row table:style-name="ro3">
          <table:table-cell table:formula="of:=IF([.B4]&lt;&gt;&quot;&quot;; (INDIRECT(ADDRESS(ROW()-1;COLUMN()))+1); &quot;&quot;)" office:value-type="float" office:value="3" calcext:value-type="float">
            <text:p>003</text:p>
          </table:table-cell>
          <table:table-cell table:formula="of:=COM.MICROSOFT.CONCAT([$Main.D4];&quot;_&quot;;[$Main.E4];&quot;_&quot;;[$Main.F4];&quot;__&quot;;[$Main.C4];&quot;_&quot;;[$Main.H4])" office:value-type="string" office:string-value="DESSERT_Cake_Sweet Bread__Cheesecake Swirl Pumpkin Bread_LLS" calcext:value-type="string">
            <text:p>DESSERT_Cake_Sweet Bread__Cheesecake Swirl Pumpkin Bread_LLS</text:p>
          </table:table-cell>
          <table:table-cell table:formula="of:=SUBSTITUTE([.B4];&quot; &quot;;&quot;&quot;)" office:value-type="string" office:string-value="DESSERT_Cake_SweetBread__CheesecakeSwirlPumpkinBread_LLS" calcext:value-type="string">
            <text:p>DESSERT_Cake_SweetBread__CheesecakeSwirlPumpkinBread_LLS</text:p>
          </table:table-cell>
          <table:table-cell/>
        </table:table-row>
        <table:table-row table:style-name="ro3">
          <table:table-cell table:formula="of:=IF([.B5]&lt;&gt;&quot;&quot;; (INDIRECT(ADDRESS(ROW()-1;COLUMN()))+1); &quot;&quot;)" office:value-type="float" office:value="4" calcext:value-type="float">
            <text:p>004</text:p>
          </table:table-cell>
          <table:table-cell table:formula="of:=COM.MICROSOFT.CONCAT([$Main.D5];&quot;_&quot;;[$Main.E5];&quot;_&quot;;[$Main.F5];&quot;__&quot;;[$Main.C5];&quot;_&quot;;[$Main.H5])" office:value-type="string" office:string-value="DESSERT_Cake_Donuts__Pumpkin Donuts_Broma" calcext:value-type="string">
            <text:p>DESSERT_Cake_Donuts__Pumpkin Donuts_Broma</text:p>
          </table:table-cell>
          <table:table-cell table:style-name="ce44" table:formula="of:=SUBSTITUTE([.B5];&quot; &quot;;&quot;&quot;)" office:value-type="string" office:string-value="DESSERT_Cake_Donuts__PumpkinDonuts_Broma" calcext:value-type="string">
            <text:p>DESSERT_Cake_Donuts__PumpkinDonuts_Broma</text:p>
          </table:table-cell>
          <table:table-cell table:style-name="ce44"/>
        </table:table-row>
        <table:table-row table:style-name="ro3">
          <table:table-cell table:formula="of:=IF([.B6]&lt;&gt;&quot;&quot;; (INDIRECT(ADDRESS(ROW()-1;COLUMN()))+1); &quot;&quot;)" office:value-type="float" office:value="5" calcext:value-type="float">
            <text:p>005</text:p>
          </table:table-cell>
          <table:table-cell table:formula="of:=COM.MICROSOFT.CONCAT([$Main.D6];&quot;_&quot;;[$Main.E6];&quot;_&quot;;[$Main.F6];&quot;__&quot;;[$Main.C6];&quot;_&quot;;[$Main.H6])" office:value-type="string" office:string-value="DESSERT_Cake_HandCake__Caramel Apple Cinnamon Rolls_SAHChef" calcext:value-type="string">
            <text:p>DESSERT_Cake_HandCake__Caramel Apple Cinnamon Rolls_SAHChef</text:p>
          </table:table-cell>
          <table:table-cell table:formula="of:=SUBSTITUTE([.B6];&quot; &quot;;&quot;&quot;)" office:value-type="string" office:string-value="DESSERT_Cake_HandCake__CaramelAppleCinnamonRolls_SAHChef" calcext:value-type="string">
            <text:p>DESSERT_Cake_HandCake__CaramelAppleCinnamonRolls_SAHChef</text:p>
          </table:table-cell>
          <table:table-cell/>
        </table:table-row>
        <table:table-row table:style-name="ro3">
          <table:table-cell table:formula="of:=IF([.B7]&lt;&gt;&quot;&quot;; (INDIRECT(ADDRESS(ROW()-1;COLUMN()))+1); &quot;&quot;)" office:value-type="float" office:value="6" calcext:value-type="float">
            <text:p>006</text:p>
          </table:table-cell>
          <table:table-cell table:formula="of:=COM.MICROSOFT.CONCAT([$Main.D7];&quot;_&quot;;[$Main.E7];&quot;_&quot;;[$Main.F7];&quot;__&quot;;[$Main.C7];&quot;_&quot;;[$Main.H7])" office:value-type="string" office:string-value="DESSERT_Custard_Cheesecake__White Chocolate Raspberry Swirl Cheesecake_LetsDish" calcext:value-type="string">
            <text:p>DESSERT_Custard_Cheesecake__White Chocolate Raspberry Swirl Cheesecake_LetsDish</text:p>
          </table:table-cell>
          <table:table-cell table:style-name="ce44" table:formula="of:=SUBSTITUTE([.B7];&quot; &quot;;&quot;&quot;)" office:value-type="string" office:string-value="DESSERT_Custard_Cheesecake__WhiteChocolateRaspberrySwirlCheesecake_LetsDish" calcext:value-type="string">
            <text:p>DESSERT_Custard_Cheesecake__WhiteChocolateRaspberrySwirlCheesecake_LetsDish</text:p>
          </table:table-cell>
          <table:table-cell table:style-name="ce44"/>
        </table:table-row>
        <table:table-row table:style-name="ro3">
          <table:table-cell table:formula="of:=IF([.B8]&lt;&gt;&quot;&quot;; (INDIRECT(ADDRESS(ROW()-1;COLUMN()))+1); &quot;&quot;)" office:value-type="float" office:value="7" calcext:value-type="float">
            <text:p>007</text:p>
          </table:table-cell>
          <table:table-cell table:formula="of:=COM.MICROSOFT.CONCAT([$Main.D8];&quot;_&quot;;[$Main.E8];&quot;_&quot;;[$Main.F8];&quot;__&quot;;[$Main.C8];&quot;_&quot;;[$Main.H8])" office:value-type="string" office:string-value="DESSERT_Custard_Cheesecake__White Chocolate Cream Cheese Fruit Tart_AllRecip" calcext:value-type="string">
            <text:p>DESSERT_Custard_Cheesecake__White Chocolate Cream Cheese Fruit Tart_AllRecip</text:p>
          </table:table-cell>
          <table:table-cell table:formula="of:=SUBSTITUTE([.B8];&quot; &quot;;&quot;&quot;)" office:value-type="string" office:string-value="DESSERT_Custard_Cheesecake__WhiteChocolateCreamCheeseFruitTart_AllRecip" calcext:value-type="string">
            <text:p>DESSERT_Custard_Cheesecake__WhiteChocolateCreamCheeseFruitTart_AllRecip</text:p>
          </table:table-cell>
          <table:table-cell/>
        </table:table-row>
        <table:table-row table:style-name="ro3">
          <table:table-cell table:formula="of:=IF([.B9]&lt;&gt;&quot;&quot;; (INDIRECT(ADDRESS(ROW()-1;COLUMN()))+1); &quot;&quot;)" office:value-type="float" office:value="8" calcext:value-type="float">
            <text:p>008</text:p>
          </table:table-cell>
          <table:table-cell table:formula="of:=COM.MICROSOFT.CONCAT([$Main.D9];&quot;_&quot;;[$Main.E9];&quot;_&quot;;[$Main.F9];&quot;__&quot;;[$Main.C9];&quot;_&quot;;[$Main.H9])" office:value-type="string" office:string-value="DOUGH_Pastry___Buttercrust Pastry Dough_AllRecip" calcext:value-type="string">
            <text:p>DOUGH_Pastry___Buttercrust Pastry Dough_AllRecip</text:p>
          </table:table-cell>
          <table:table-cell table:style-name="ce44" table:formula="of:=SUBSTITUTE([.B9];&quot; &quot;;&quot;&quot;)" office:value-type="string" office:string-value="DOUGH_Pastry___ButtercrustPastryDough_AllRecip" calcext:value-type="string">
            <text:p>DOUGH_Pastry___ButtercrustPastryDough_AllRecip</text:p>
          </table:table-cell>
          <table:table-cell table:style-name="ce44"/>
        </table:table-row>
        <table:table-row table:style-name="ro3">
          <table:table-cell table:formula="of:=IF([.B10]&lt;&gt;&quot;&quot;; (INDIRECT(ADDRESS(ROW()-1;COLUMN()))+1); &quot;&quot;)" office:value-type="float" office:value="9" calcext:value-type="float">
            <text:p>009</text:p>
          </table:table-cell>
          <table:table-cell table:formula="of:=COM.MICROSOFT.CONCAT([$Main.D10];&quot;_&quot;;[$Main.E10];&quot;_&quot;;[$Main.F10];&quot;__&quot;;[$Main.C10];&quot;_&quot;;[$Main.H10])" office:value-type="string" office:string-value="BREAD_Breadsticks___Olive Garden Copycat Breadsticks_CKClassy" calcext:value-type="string">
            <text:p>BREAD_Breadsticks___Olive Garden Copycat Breadsticks_CKClassy</text:p>
          </table:table-cell>
          <table:table-cell table:formula="of:=SUBSTITUTE([.B10];&quot; &quot;;&quot;&quot;)" office:value-type="string" office:string-value="BREAD_Breadsticks___OliveGardenCopycatBreadsticks_CKClassy" calcext:value-type="string">
            <text:p>BREAD_Breadsticks___OliveGardenCopycatBreadsticks_CKClassy</text:p>
          </table:table-cell>
          <table:table-cell/>
        </table:table-row>
        <table:table-row table:style-name="ro3">
          <table:table-cell table:formula="of:=IF([.B11]&lt;&gt;&quot;&quot;; (INDIRECT(ADDRESS(ROW()-1;COLUMN()))+1); &quot;&quot;)" office:value-type="float" office:value="10" calcext:value-type="float">
            <text:p>010</text:p>
          </table:table-cell>
          <table:table-cell table:formula="of:=COM.MICROSOFT.CONCAT([$Main.D12];&quot;_&quot;;[$Main.E12];&quot;_&quot;;[$Main.F12];&quot;__&quot;;[$Main.C12];&quot;_&quot;;[$Main.H12])" office:value-type="string" office:string-value="BREAD____Artisan Bread_Sally" calcext:value-type="string">
            <text:p>BREAD____Artisan Bread_Sally</text:p>
          </table:table-cell>
          <table:table-cell table:style-name="ce44" table:formula="of:=SUBSTITUTE([.B11];&quot; &quot;;&quot;&quot;)" office:value-type="string" office:string-value="BREAD____ArtisanBread_Sally" calcext:value-type="string">
            <text:p>BREAD____ArtisanBread_Sally</text:p>
          </table:table-cell>
          <table:table-cell table:style-name="ce44"/>
        </table:table-row>
        <table:table-row table:style-name="ro3">
          <table:table-cell table:formula="of:=IF([.B12]&lt;&gt;&quot;&quot;; (INDIRECT(ADDRESS(ROW()-1;COLUMN()))+1); &quot;&quot;)" office:value-type="float" office:value="11" calcext:value-type="float">
            <text:p>011</text:p>
          </table:table-cell>
          <table:table-cell table:formula="of:=COM.MICROSOFT.CONCAT([$Main.D13];&quot;_&quot;;[$Main.E13];&quot;_&quot;;[$Main.F13];&quot;__&quot;;[$Main.C13];&quot;_&quot;;[$Main.H13])" office:value-type="string" office:string-value="DOUGH____Pizza Crust_Sally" calcext:value-type="string">
            <text:p>DOUGH____Pizza Crust_Sally</text:p>
          </table:table-cell>
          <table:table-cell table:formula="of:=SUBSTITUTE([.B12];&quot; &quot;;&quot;&quot;)" office:value-type="string" office:string-value="DOUGH____PizzaCrust_Sally" calcext:value-type="string">
            <text:p>DOUGH____PizzaCrust_Sally</text:p>
          </table:table-cell>
          <table:table-cell/>
        </table:table-row>
        <table:table-row table:style-name="ro3">
          <table:table-cell table:formula="of:=IF([.B13]&lt;&gt;&quot;&quot;; (INDIRECT(ADDRESS(ROW()-1;COLUMN()))+1); &quot;&quot;)" office:value-type="float" office:value="12" calcext:value-type="float">
            <text:p>012</text:p>
          </table:table-cell>
          <table:table-cell table:formula="of:=COM.MICROSOFT.CONCAT([$Main.D14];&quot;_&quot;;[$Main.E14];&quot;_&quot;;[$Main.F14];&quot;__&quot;;[$Main.C14];&quot;_&quot;;[$Main.H14])" office:value-type="string" office:string-value="CONDIMENT_Sauce_BBQ__Eastern North Carolina BBQ Sauce_AllRecip" calcext:value-type="string">
            <text:p>CONDIMENT_Sauce_BBQ__Eastern North Carolina BBQ Sauce_AllRecip</text:p>
          </table:table-cell>
          <table:table-cell table:style-name="ce44" table:formula="of:=SUBSTITUTE([.B13];&quot; &quot;;&quot;&quot;)" office:value-type="string" office:string-value="CONDIMENT_Sauce_BBQ__EasternNorthCarolinaBBQSauce_AllRecip" calcext:value-type="string">
            <text:p>CONDIMENT_Sauce_BBQ__EasternNorthCarolinaBBQSauce_AllRecip</text:p>
          </table:table-cell>
          <table:table-cell table:style-name="ce44"/>
        </table:table-row>
        <table:table-row table:style-name="ro3">
          <table:table-cell table:formula="of:=IF([.B14]&lt;&gt;&quot;&quot;; (INDIRECT(ADDRESS(ROW()-1;COLUMN()))+1); &quot;&quot;)" office:value-type="float" office:value="13" calcext:value-type="float">
            <text:p>013</text:p>
          </table:table-cell>
          <table:table-cell table:formula="of:=COM.MICROSOFT.CONCAT([$Main.D15];&quot;_&quot;;[$Main.E15];&quot;_&quot;;[$Main.F15];&quot;__&quot;;[$Main.C15];&quot;_&quot;;[$Main.H15])" office:value-type="string" office:string-value="SIDE_MayoSalad___BBQ Bacon Potato Salad_Mantitle" calcext:value-type="string">
            <text:p>SIDE_MayoSalad___BBQ Bacon Potato Salad_Mantitle</text:p>
          </table:table-cell>
          <table:table-cell table:formula="of:=SUBSTITUTE([.B14];&quot; &quot;;&quot;&quot;)" office:value-type="string" office:string-value="SIDE_MayoSalad___BBQBaconPotatoSalad_Mantitle" calcext:value-type="string">
            <text:p>SIDE_MayoSalad___BBQBaconPotatoSalad_Mantitle</text:p>
          </table:table-cell>
          <table:table-cell/>
        </table:table-row>
        <table:table-row table:style-name="ro3">
          <table:table-cell table:formula="of:=IF([.B15]&lt;&gt;&quot;&quot;; (INDIRECT(ADDRESS(ROW()-1;COLUMN()))+1); &quot;&quot;)" office:value-type="float" office:value="14" calcext:value-type="float">
            <text:p>014</text:p>
          </table:table-cell>
          <table:table-cell table:formula="of:=COM.MICROSOFT.CONCAT([$Main.D16];&quot;_&quot;;[$Main.E16];&quot;_&quot;;[$Main.F16];&quot;__&quot;;[$Main.C16];&quot;_&quot;;[$Main.H16])" office:value-type="string" office:string-value="MAIN_Seafood___Salmon &amp; Crab Cakes_EatWell" calcext:value-type="string">
            <text:p>MAIN_Seafood___Salmon &amp; Crab Cakes_EatWell</text:p>
          </table:table-cell>
          <table:table-cell table:style-name="ce44" table:formula="of:=SUBSTITUTE([.B15];&quot; &quot;;&quot;&quot;)" office:value-type="string" office:string-value="MAIN_Seafood___Salmon&amp;CrabCakes_EatWell" calcext:value-type="string">
            <text:p>MAIN_Seafood___Salmon&amp;CrabCakes_EatWell</text:p>
          </table:table-cell>
          <table:table-cell table:style-name="ce44"/>
        </table:table-row>
        <table:table-row table:style-name="ro3">
          <table:table-cell table:formula="of:=IF([.B16]&lt;&gt;&quot;&quot;; (INDIRECT(ADDRESS(ROW()-1;COLUMN()))+1); &quot;&quot;)" office:value-type="float" office:value="15" calcext:value-type="float">
            <text:p>015</text:p>
          </table:table-cell>
          <table:table-cell table:formula="of:=COM.MICROSOFT.CONCAT([$Main.D17];&quot;_&quot;;[$Main.E17];&quot;_&quot;;[$Main.F17];&quot;__&quot;;[$Main.C17];&quot;_&quot;;[$Main.H17])" office:value-type="string" office:string-value="BREAD_Flatbread___ Pocket Pita Bread_Dimitra" calcext:value-type="string">
            <text:p>BREAD_Flatbread___ Pocket Pita Bread_Dimitra</text:p>
          </table:table-cell>
          <table:table-cell table:formula="of:=SUBSTITUTE([.B16];&quot; &quot;;&quot;&quot;)" office:value-type="string" office:string-value="BREAD_Flatbread___PocketPitaBread_Dimitra" calcext:value-type="string">
            <text:p>BREAD_Flatbread___PocketPitaBread_Dimitra</text:p>
          </table:table-cell>
          <table:table-cell/>
        </table:table-row>
        <table:table-row table:style-name="ro3">
          <table:table-cell table:formula="of:=IF([.B17]&lt;&gt;&quot;&quot;; (INDIRECT(ADDRESS(ROW()-1;COLUMN()))+1); &quot;&quot;)" office:value-type="float" office:value="16" calcext:value-type="float">
            <text:p>016</text:p>
          </table:table-cell>
          <table:table-cell table:formula="of:=COM.MICROSOFT.CONCAT([$Main.D18];&quot;_&quot;;[$Main.E18];&quot;_&quot;;[$Main.F18];&quot;__&quot;;[$Main.C18];&quot;_&quot;;[$Main.H18])" office:value-type="string" office:string-value="DIP_Bean Dip___Hummus_AllRecip" calcext:value-type="string">
            <text:p>DIP_Bean Dip___Hummus_AllRecip</text:p>
          </table:table-cell>
          <table:table-cell table:style-name="ce44" table:formula="of:=SUBSTITUTE([.B17];&quot; &quot;;&quot;&quot;)" office:value-type="string" office:string-value="DIP_BeanDip___Hummus_AllRecip" calcext:value-type="string">
            <text:p>DIP_BeanDip___Hummus_AllRecip</text:p>
          </table:table-cell>
          <table:table-cell table:style-name="ce44"/>
        </table:table-row>
        <table:table-row table:style-name="ro3">
          <table:table-cell table:formula="of:=IF([.B18]&lt;&gt;&quot;&quot;; (INDIRECT(ADDRESS(ROW()-1;COLUMN()))+1); &quot;&quot;)" office:value-type="float" office:value="17" calcext:value-type="float">
            <text:p>017</text:p>
          </table:table-cell>
          <table:table-cell table:formula="of:=COM.MICROSOFT.CONCAT([$Main.D19];&quot;_&quot;;[$Main.E19];&quot;_&quot;;[$Main.F19];&quot;__&quot;;[$Main.C19];&quot;_&quot;;[$Main.H19])" office:value-type="string" office:string-value="____Pita Bread_" calcext:value-type="string">
            <text:p>____Pita Bread_</text:p>
          </table:table-cell>
          <table:table-cell table:formula="of:=SUBSTITUTE([.B18];&quot; &quot;;&quot;&quot;)" office:value-type="string" office:string-value="____PitaBread_" calcext:value-type="string">
            <text:p>____PitaBread_</text:p>
          </table:table-cell>
          <table:table-cell/>
        </table:table-row>
        <table:table-row table:style-name="ro3">
          <table:table-cell table:formula="of:=IF([.B19]&lt;&gt;&quot;&quot;; (INDIRECT(ADDRESS(ROW()-1;COLUMN()))+1); &quot;&quot;)" office:value-type="float" office:value="18" calcext:value-type="float">
            <text:p>018</text:p>
          </table:table-cell>
          <table:table-cell table:formula="of:=COM.MICROSOFT.CONCAT([$Main.D20];&quot;_&quot;;[$Main.E20];&quot;_&quot;;[$Main.F20];&quot;__&quot;;[$Main.C20];&quot;_&quot;;[$Main.H20])" office:value-type="string" office:string-value="____Traditional Greek Salad Recipe_" calcext:value-type="string">
            <text:p>____Traditional Greek Salad Recipe_</text:p>
          </table:table-cell>
          <table:table-cell table:style-name="ce44" table:formula="of:=SUBSTITUTE([.B19];&quot; &quot;;&quot;&quot;)" office:value-type="string" office:string-value="____TraditionalGreekSaladRecipe_" calcext:value-type="string">
            <text:p>____TraditionalGreekSaladRecipe_</text:p>
          </table:table-cell>
          <table:table-cell table:style-name="ce44"/>
        </table:table-row>
        <table:table-row table:style-name="ro3">
          <table:table-cell table:formula="of:=IF([.B20]&lt;&gt;&quot;&quot;; (INDIRECT(ADDRESS(ROW()-1;COLUMN()))+1); &quot;&quot;)" office:value-type="float" office:value="19" calcext:value-type="float">
            <text:p>019</text:p>
          </table:table-cell>
          <table:table-cell table:formula="of:=COM.MICROSOFT.CONCAT([$Main.D21];&quot;_&quot;;[$Main.E21];&quot;_&quot;;[$Main.F21];&quot;__&quot;;[$Main.C21];&quot;_&quot;;[$Main.H21])" office:value-type="string" office:string-value="____Tzatziki Sauce_" calcext:value-type="string">
            <text:p>____Tzatziki Sauce_</text:p>
          </table:table-cell>
          <table:table-cell table:formula="of:=SUBSTITUTE([.B20];&quot; &quot;;&quot;&quot;)" office:value-type="string" office:string-value="____TzatzikiSauce_" calcext:value-type="string">
            <text:p>____TzatzikiSauce_</text:p>
          </table:table-cell>
          <table:table-cell/>
        </table:table-row>
        <table:table-row table:style-name="ro3">
          <table:table-cell table:formula="of:=IF([.B21]&lt;&gt;&quot;&quot;; (INDIRECT(ADDRESS(ROW()-1;COLUMN()))+1); &quot;&quot;)" office:value-type="float" office:value="20" calcext:value-type="float">
            <text:p>020</text:p>
          </table:table-cell>
          <table:table-cell table:formula="of:=COM.MICROSOFT.CONCAT([$Main.D22];&quot;_&quot;;[$Main.E22];&quot;_&quot;;[$Main.F22];&quot;__&quot;;[$Main.C22];&quot;_&quot;;[$Main.H22])" office:value-type="string" office:string-value="____Traditional Charoset_" calcext:value-type="string">
            <text:p>____Traditional Charoset_</text:p>
          </table:table-cell>
          <table:table-cell table:style-name="ce44" table:formula="of:=SUBSTITUTE([.B21];&quot; &quot;;&quot;&quot;)" office:value-type="string" office:string-value="____TraditionalCharoset_" calcext:value-type="string">
            <text:p>____TraditionalCharoset_</text:p>
          </table:table-cell>
          <table:table-cell table:style-name="ce44"/>
        </table:table-row>
        <table:table-row table:style-name="ro3">
          <table:table-cell table:formula="of:=IF([.B22]&lt;&gt;&quot;&quot;; (INDIRECT(ADDRESS(ROW()-1;COLUMN()))+1); &quot;&quot;)" office:value-type="float" office:value="21" calcext:value-type="float">
            <text:p>021</text:p>
          </table:table-cell>
          <table:table-cell table:formula="of:=COM.MICROSOFT.CONCAT([$Main.D23];&quot;_&quot;;[$Main.E23];&quot;_&quot;;[$Main.F23];&quot;__&quot;;[$Main.C23];&quot;_&quot;;[$Main.H23])" office:value-type="string" office:string-value="____Gyro Pita_" calcext:value-type="string">
            <text:p>____Gyro Pita_</text:p>
          </table:table-cell>
          <table:table-cell table:formula="of:=SUBSTITUTE([.B22];&quot; &quot;;&quot;&quot;)" office:value-type="string" office:string-value="____GyroPita_" calcext:value-type="string">
            <text:p>____GyroPita_</text:p>
          </table:table-cell>
          <table:table-cell/>
        </table:table-row>
        <table:table-row table:style-name="ro3">
          <table:table-cell table:formula="of:=IF([.B23]&lt;&gt;&quot;&quot;; (INDIRECT(ADDRESS(ROW()-1;COLUMN()))+1); &quot;&quot;)" office:value-type="float" office:value="22" calcext:value-type="float">
            <text:p>022</text:p>
          </table:table-cell>
          <table:table-cell table:formula="of:=COM.MICROSOFT.CONCAT([$Main.D24];&quot;_&quot;;[$Main.E24];&quot;_&quot;;[$Main.F24];&quot;__&quot;;[$Main.C24];&quot;_&quot;;[$Main.H24])" office:value-type="string" office:string-value="_____" calcext:value-type="string">
            <text:p>_____</text:p>
          </table:table-cell>
          <table:table-cell table:style-name="ce44" table:formula="of:=SUBSTITUTE([.B23];&quot; &quot;;&quot;&quot;)" office:value-type="string" office:string-value="_____" calcext:value-type="string">
            <text:p>_____</text:p>
          </table:table-cell>
          <table:table-cell table:style-name="ce44"/>
        </table:table-row>
        <table:table-row table:style-name="ro3">
          <table:table-cell table:formula="of:=IF([.B24]&lt;&gt;&quot;&quot;; (INDIRECT(ADDRESS(ROW()-1;COLUMN()))+1); &quot;&quot;)" office:value-type="float" office:value="23" calcext:value-type="float">
            <text:p>023</text:p>
          </table:table-cell>
          <table:table-cell table:formula="of:=COM.MICROSOFT.CONCAT([$Main.D25];&quot;_&quot;;[$Main.E25];&quot;_&quot;;[$Main.F25];&quot;__&quot;;[$Main.C25];&quot;_&quot;;[$Main.H25])" office:value-type="string" office:string-value="_____" calcext:value-type="string">
            <text:p>_____</text:p>
          </table:table-cell>
          <table:table-cell table:formula="of:=SUBSTITUTE([.B24];&quot; &quot;;&quot;&quot;)" office:value-type="string" office:string-value="_____" calcext:value-type="string">
            <text:p>_____</text:p>
          </table:table-cell>
          <table:table-cell/>
        </table:table-row>
        <table:table-row table:style-name="ro3">
          <table:table-cell table:formula="of:=IF([.B25]&lt;&gt;&quot;&quot;; (INDIRECT(ADDRESS(ROW()-1;COLUMN()))+1); &quot;&quot;)" office:value-type="float" office:value="24" calcext:value-type="float">
            <text:p>024</text:p>
          </table:table-cell>
          <table:table-cell table:formula="of:=COM.MICROSOFT.CONCAT([$Main.D26];&quot;_&quot;;[$Main.E26];&quot;_&quot;;[$Main.F26];&quot;__&quot;;[$Main.C26];&quot;_&quot;;[$Main.H26])" office:value-type="string" office:string-value="_____" calcext:value-type="string">
            <text:p>_____</text:p>
          </table:table-cell>
          <table:table-cell table:style-name="ce44" table:formula="of:=SUBSTITUTE([.B25];&quot; &quot;;&quot;&quot;)" office:value-type="string" office:string-value="_____" calcext:value-type="string">
            <text:p>_____</text:p>
          </table:table-cell>
          <table:table-cell table:style-name="ce44"/>
        </table:table-row>
        <table:table-row table:style-name="ro3">
          <table:table-cell table:formula="of:=IF([.B26]&lt;&gt;&quot;&quot;; (INDIRECT(ADDRESS(ROW()-1;COLUMN()))+1); &quot;&quot;)" office:value-type="float" office:value="25" calcext:value-type="float">
            <text:p>025</text:p>
          </table:table-cell>
          <table:table-cell table:formula="of:=COM.MICROSOFT.CONCAT([$Main.D27];&quot;_&quot;;[$Main.E27];&quot;_&quot;;[$Main.F27];&quot;__&quot;;[$Main.C27];&quot;_&quot;;[$Main.H27])" office:value-type="string" office:string-value="_____" calcext:value-type="string">
            <text:p>_____</text:p>
          </table:table-cell>
          <table:table-cell table:formula="of:=SUBSTITUTE([.B26];&quot; &quot;;&quot;&quot;)" office:value-type="string" office:string-value="_____" calcext:value-type="string">
            <text:p>_____</text:p>
          </table:table-cell>
          <table:table-cell/>
        </table:table-row>
        <table:table-row table:style-name="ro3">
          <table:table-cell table:formula="of:=IF([.B27]&lt;&gt;&quot;&quot;; (INDIRECT(ADDRESS(ROW()-1;COLUMN()))+1); &quot;&quot;)" office:value-type="float" office:value="26" calcext:value-type="float">
            <text:p>026</text:p>
          </table:table-cell>
          <table:table-cell table:formula="of:=COM.MICROSOFT.CONCAT([$Main.D28];&quot;_&quot;;[$Main.E28];&quot;_&quot;;[$Main.F28];&quot;__&quot;;[$Main.C28];&quot;_&quot;;[$Main.H28])" office:value-type="string" office:string-value="_____" calcext:value-type="string">
            <text:p>_____</text:p>
          </table:table-cell>
          <table:table-cell table:style-name="ce45" table:formula="of:=SUBSTITUTE([.B27];&quot; &quot;;&quot;&quot;)" office:value-type="string" office:string-value="_____" calcext:value-type="string">
            <text:p>_____</text:p>
          </table:table-cell>
          <table:table-cell table:style-name="ce45"/>
        </table:table-row>
        <table:table-row table:style-name="ro3">
          <table:table-cell table:formula="of:=IF([.B28]&lt;&gt;&quot;&quot;; (INDIRECT(ADDRESS(ROW()-1;COLUMN()))+1); &quot;&quot;)">
            <text:p/>
          </table:table-cell>
          <table:table-cell table:style-name="ce39"/>
          <table:table-cell table:style-name="ce46" table:number-columns-repeated="2"/>
        </table:table-row>
        <table:table-row table:style-name="ro3">
          <table:table-cell table:formula="of:=IF([.B29]&lt;&gt;&quot;&quot;; (INDIRECT(ADDRESS(ROW()-1;COLUMN()))+1); &quot;&quot;)">
            <text:p/>
          </table:table-cell>
          <table:table-cell table:style-name="ce40"/>
          <table:table-cell table:style-name="ce45" table:number-columns-repeated="2"/>
        </table:table-row>
        <table:table-row table:style-name="ro3">
          <table:table-cell table:formula="of:=IF([.B30]&lt;&gt;&quot;&quot;; (INDIRECT(ADDRESS(ROW()-1;COLUMN()))+1); &quot;&quot;)">
            <text:p/>
          </table:table-cell>
          <table:table-cell table:style-name="ce39"/>
          <table:table-cell table:style-name="ce46" table:number-columns-repeated="2"/>
        </table:table-row>
        <table:table-row table:style-name="ro3">
          <table:table-cell table:formula="of:=IF([.B31]&lt;&gt;&quot;&quot;; (INDIRECT(ADDRESS(ROW()-1;COLUMN()))+1); &quot;&quot;)">
            <text:p/>
          </table:table-cell>
          <table:table-cell table:style-name="ce10"/>
          <table:table-cell table:style-name="ce34" table:number-columns-repeated="2"/>
        </table:table-row>
        <calcext:conditional-formats>
          <calcext:conditional-format calcext:target-range-address="'Name Calcs'.A2:'Name Calcs'.A31">
            <calcext:condition calcext:apply-style-name="Excel_CondFormat_1_2_1" calcext:value="formula-is([.$A2]&lt;&gt;&quot;&quot;)" calcext:base-cell-address="'Name Calc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Light" svg:font-family="'Calibri Light'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8">
      <number:number number:decimal-places="0" number:min-decimal-places="0" number:min-integer-digits="3"/>
    </number:number-style>
    <number:number-style style:name="N150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50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50P0"/>
    </number:number-style>
    <number:date-style style:name="N151">
      <number:year number:style="long"/>
      <number:text>.</number:text>
      <number:month number:style="long"/>
      <number:text>.</number:text>
      <number:day number:style="long"/>
    </number:date-style>
    <number:date-style style:name="N152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52">
      <number:text-content/>
      <style:map style:condition="value()&lt;=1.7976931348623157E+308" style:apply-style-name="N152P0"/>
    </number:text-style>
    <number:number-style style:name="N153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date-style style:name="N162">
      <number:month number:textual="true"/>
      <number:text>-</number:text>
      <number:year number:style="long"/>
    </number:date-style>
    <number:text-style style:name="N163">
      <number:text>● </number:text>
      <number:text-content/>
    </number:text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4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style:style style:name="Excel_5f_CondFormat_5f_1_5f_2_5f_1" style:display-name="Excel_CondFormat_1_2_1" style:family="table-cell" style:parent-style-name="Default">
      <style:table-cell-properties fo:background-color="#ffffcc"/>
    </style:style>
    <style:style style:name="EH_5f_HEAD_5f__5f_RedYel" style:display-name="EH_HEAD__RedYel" style:family="table-cell" style:parent-style-name="Default">
      <style:table-cell-properties fo:border-bottom="none" fo:background-color="#e9655f" style:text-align-source="fix" style:repeat-content="false" fo:wrap-option="wrap" fo:border-left="0.74pt solid #fbdeab" fo:border-right="0.74pt solid #fbdeab" fo:border-top="none" style:vertical-align="top"/>
      <style:paragraph-properties fo:text-align="start" fo:margin-left="0.0417in"/>
      <style:text-properties fo:color="#fbdeab" fo:font-weight="bold" style:font-weight-asian="bold" style:font-weight-complex="bold"/>
    </style:style>
    <style:style style:name="EH_5f_Alt_5f_BG_5f_Color_5f__5f_Odd" style:display-name="EH_Alt_BG_Color__Odd" style:family="table-cell" style:parent-style-name="Default">
      <style:table-cell-properties fo:background-color="#fffff0"/>
    </style:style>
    <style:style style:name="EH_5f_ROW_5f_BG_5f__5f_LtManila" style:display-name="EH_ROW_BG__LtManila" style:family="table-cell" style:parent-style-name="Default">
      <style:table-cell-properties fo:border-bottom="0.74pt solid #c6c6c6" fo:background-color="#fffff0" style:text-align-source="fix" style:repeat-content="false" fo:border-left="none" fo:padding-bottom="0.028in" fo:padding-left="0.0417in" fo:padding-right="0.028in" fo:padding-top="0.028in" fo:border-right="none" fo:border-top="0.74pt solid #c6c6c6"/>
      <style:paragraph-properties fo:text-align="start" fo:margin-left="0.0417in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4189in" fo:margin-right="0.3465in" style:scale-to="65%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1">00/00/0000</text:date></text:span><text:span text:style-name="MT1">, </text:span><text:span text:style-name="MT1"><text:time style:data-style-name="N2" text:time-value="13:45:52.245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5:01:35.030000000</dc:date>
    <meta:editing-duration>PT6H39S</meta:editing-duration>
    <meta:editing-cycles>81</meta:editing-cycles>
    <meta:generator>LibreOffice/7.3.2.2$Windows_X86_64 LibreOffice_project/49f2b1bff42cfccbd8f788c8dc32c1c309559be0</meta:generator>
    <meta:document-statistic meta:table-count="2" meta:cell-count="307" meta:object-count="0"/>
  </office:meta>
</office:document-meta>
</file>